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Palatino1" svg:font-family="Palatin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7874in" fo:margin-right="0in" fo:margin-top="0in" fo:margin-bottom="0in" loext:contextual-spacing="false" fo:text-align="justify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.7874in" fo:margin-right="0in" fo:margin-top="0in" fo:margin-bottom="0in" loext:contextual-spacing="false" fo:text-align="justify" style:justify-single-word="false" fo:text-indent="0in" style:auto-text-indent="false" style:page-number="1"/>
    </style:style>
    <style:style style:name="P3" style:family="paragraph" style:parent-style-name="Standard">
      <style:paragraph-properties fo:margin-left="0.7874in" fo:margin-right="0in" fo:margin-top="2.3626in" fo:margin-bottom="0in" loext:contextual-spacing="false" fo:line-height="100%" fo:text-align="justify" style:justify-single-word="false" fo:text-indent="0in" style:auto-text-indent="false"/>
    </style:style>
    <style:style style:name="P4" style:family="paragraph" style:parent-style-name="Standard">
      <style:paragraph-properties fo:margin-left="0.7874in" fo:margin-right="0in" fo:margin-top="0.4165in" fo:margin-bottom="0in" loext:contextual-spacing="false" fo:line-height="100%" fo:text-align="justify" style:justify-single-word="false" fo:text-indent="0in" style:auto-text-indent="false"/>
    </style:style>
    <style:style style:name="P5" style:family="paragraph" style:parent-style-name="Standard">
      <style:paragraph-properties fo:margin-left="0.3937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957in"/>
          <style:tab-stop style:position="6.289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2811in"/>
          <style:tab-stop style:position="6.289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2811in"/>
          <style:tab-stop style:position="6.289in" style:type="right"/>
        </style:tab-stops>
      </style:paragraph-properties>
    </style:style>
    <style:style style:name="P10" style:family="paragraph" style:parent-style-name="Standard">
      <style:paragraph-properties fo:margin-left="0.3937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Palatino" style:font-name-asian="Palatino1" style:font-name-complex="Palatino1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5" style:family="paragraph" style:parent-style-name="Standard">
      <style:paragraph-properties fo:margin-top="0.0693in" fo:margin-bottom="0.0693in" loext:contextual-spacing="false" fo:line-height="100%" fo:text-align="justify" style:justify-single-word="false"/>
    </style:style>
    <style:style style:name="P16" style:family="paragraph" style:parent-style-name="Standard" style:list-style-name="WWNum2">
      <style:paragraph-properties fo:margin-left="0in" fo:margin-right="0in" fo:margin-top="0.028in" fo:margin-bottom="0.028in" loext:contextual-spacing="false" fo:line-height="100%" fo:text-align="justify" style:justify-single-word="false" fo:text-indent="0in" style:auto-text-indent="false"/>
    </style:style>
    <style:style style:name="P17" style:family="paragraph" style:parent-style-name="Standard" style:list-style-name="WWNum2">
      <style:paragraph-properties fo:margin-left="0.6898in" fo:margin-right="0in" fo:margin-top="0.028in" fo:margin-bottom="0.028in" loext:contextual-spacing="false" fo:line-height="100%" fo:text-align="justify" style:justify-single-word="false" fo:text-indent="-0.196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9" style:family="paragraph" style:parent-style-name="Heading_20_1" style:list-style-name="WWNum3">
      <style:paragraph-properties fo:margin-left="0.25in" fo:margin-right="0in" fo:margin-top="0.3335in" fo:margin-bottom="0.1665in" loext:contextual-spacing="false" fo:text-align="justify" style:justify-single-word="false" fo:text-indent="-0.25in" style:auto-text-indent="false"/>
    </style:style>
    <style:style style:name="P20" style:family="paragraph" style:parent-style-name="Heading_20_1" style:list-style-name="WWNum3">
      <style:paragraph-properties fo:margin-left="0.25in" fo:margin-right="0in" fo:margin-top="0.3335in" fo:margin-bottom="0.1665in" loext:contextual-spacing="false" fo:text-align="justify" style:justify-single-word="false" fo:text-indent="-0.25in" style:auto-text-indent="false" fo:break-before="page"/>
    </style:style>
    <style:style style:name="P21" style:family="paragraph" style:parent-style-name="Heading_20_2" style:list-style-name="WWNum3">
      <style:paragraph-properties fo:margin-left="0.55in" fo:margin-right="0in" fo:margin-top="0.139in" fo:margin-bottom="0.0835in" loext:contextual-spacing="false" fo:text-align="justify" style:justify-single-word="false" fo:text-indent="-0.3in" style:auto-text-indent="false"/>
    </style:style>
    <style:style style:name="P22" style:family="paragraph" style:parent-style-name="Heading_20_2" style:list-style-name="WWNum3">
      <style:paragraph-properties fo:margin-left="0.5472in" fo:margin-right="0in" fo:margin-top="0.139in" fo:margin-bottom="0.0835in" loext:contextual-spacing="false" fo:text-align="justify" style:justify-single-word="false" fo:text-indent="-0.2992in" style:auto-text-indent="false"/>
    </style:style>
    <style:style style:name="P23" style:family="paragraph" style:parent-style-name="Title">
      <style:paragraph-properties fo:margin-top="0in" fo:margin-bottom="0in" loext:contextual-spacing="false" fo:break-before="page"/>
    </style:style>
    <style:style style:name="P24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25" style:family="paragraph">
      <loext:graphic-properties draw:fill="solid" draw:fill-color="#8db3e2"/>
      <style:paragraph-properties fo:text-align="start"/>
      <style:text-properties fo:font-size="18pt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Palatino" fo:font-size="18pt" style:font-name-asian="Palatino1" style:font-size-asian="18pt" style:font-name-complex="Palatino1" style:font-size-complex="18pt"/>
    </style:style>
    <style:style style:name="T2" style:family="text">
      <style:text-properties style:font-name="Palatino" fo:font-size="25pt" style:font-name-asian="Palatino1" style:font-size-asian="25pt" style:font-name-complex="Palatino1" style:font-size-complex="25pt"/>
    </style:style>
    <style:style style:name="T3" style:family="text">
      <style:text-properties style:font-name="Palatino" fo:font-size="14pt" style:font-name-asian="Palatino1" style:font-size-asian="14pt" style:font-name-complex="Palatino1" style:font-size-complex="14pt"/>
    </style:style>
    <style:style style:name="T4" style:family="text">
      <style:text-properties style:font-name="Palatino" style:font-name-asian="Palatino1" style:font-name-complex="Palatino1"/>
    </style:style>
    <style:style style:name="T5" style:family="text">
      <style:text-properties style:font-name="Palatino" fo:font-size="11pt" fo:font-style="italic" style:font-name-asian="Palatino1" style:font-size-asian="11pt" style:font-style-asian="italic" style:font-name-complex="Palatino1" style:font-size-complex="11pt"/>
    </style:style>
    <style:style style:name="T6" style:family="text">
      <style:text-properties style:font-name="Palatino" fo:font-size="11pt" fo:font-style="italic" fo:font-weight="bold" style:font-name-asian="Palatino1" style:font-size-asian="11pt" style:font-style-asian="italic" style:font-weight-asian="bold" style:font-name-complex="Palatino1" style:font-size-complex="11pt"/>
    </style:style>
    <style:style style:name="T7" style:family="text">
      <style:text-properties style:font-name="Palatino" fo:font-size="11pt" style:font-name-asian="Palatino1" style:font-size-asian="11pt" style:font-name-complex="Palatino1" style:font-size-complex="11pt"/>
    </style:style>
    <style:style style:name="T8" style:family="text">
      <style:text-properties style:font-name="Palatino" fo:font-size="11pt" fo:font-weight="bold" style:font-name-asian="Palatino1" style:font-size-asian="11pt" style:font-weight-asian="bold" style:font-name-complex="Palatino1" style:font-size-complex="11pt"/>
    </style:style>
    <style:style style:name="T9" style:family="text">
      <style:text-properties fo:color="#660066" style:font-name="Palatino" fo:font-size="30pt" style:font-name-asian="Palatino1" style:font-size-asian="30pt" style:font-name-complex="Palatino1" style:font-size-complex="3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Palatino" fo:font-size="12pt" fo:font-style="normal" style:text-underline-style="none" fo:font-weight="normal" style:font-name-asian="Palatino1" style:font-size-asian="12pt" style:font-style-asian="normal" style:font-weight-asian="normal" style:font-name-complex="Palatino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Palatino" fo:font-size="11pt" fo:font-style="normal" style:text-underline-style="none" fo:font-weight="normal" style:font-name-asian="Palatino1" style:font-size-asian="11pt" style:font-style-asian="normal" style:font-weight-asian="normal" style:font-name-complex="Palatino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1" style:font-size-asian="12pt" style:font-style-asian="normal" style:font-weight-asian="normal" style:font-name-complex="Cambria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T14" style:family="text">
      <style:text-properties fo:font-variant="small-caps" fo:color="#000000" style:text-line-through-style="none" style:text-line-through-type="none" style:text-position="0% 100%" style:font-name="Palatino" fo:font-size="11pt" fo:font-style="normal" style:text-underline-style="solid" style:text-underline-width="auto" style:text-underline-color="font-color" fo:font-weight="bold" style:font-name-asian="Palatino1" style:font-size-asian="11pt" style:font-style-asian="normal" style:font-weight-asian="bold" style:font-name-complex="Palatino1" style:font-size-complex="11pt"/>
    </style:style>
    <style:style style:name="T15" style:family="text">
      <style:text-properties fo:font-variant="small-caps" fo:color="#000000" style:text-line-through-style="none" style:text-line-through-type="none" style:text-position="0% 100%" style:font-name="Palatino" fo:font-size="11pt" fo:font-style="normal" style:text-underline-style="none" fo:font-weight="bold" style:font-name-asian="Palatino1" style:font-size-asian="11pt" style:font-style-asian="normal" style:font-weight-asian="bold" style:font-name-complex="Palatino1" style:font-size-complex="11pt"/>
    </style:style>
    <style:style style:name="T16" style:family="text">
      <style:text-properties fo:font-variant="small-caps" fo:color="#000000" style:text-line-through-style="none" style:text-line-through-type="none" style:text-position="0% 100%" style:font-name="Cambria" fo:font-size="11pt" fo:font-style="normal" style:text-underline-style="solid" style:text-underline-width="auto" style:text-underline-color="font-color" fo:font-weight="bold" style:font-name-asian="Cambria1" style:font-size-asian="11pt" style:font-style-asian="normal" style:font-weight-asian="bold" style:font-name-complex="Cambria1" style:font-size-complex="11pt"/>
    </style:style>
    <style:style style:name="T17" style:family="text">
      <style:text-properties fo:font-variant="small-caps" fo:color="#000000" style:text-line-through-style="none" style:text-line-through-type="none" style:text-position="0% 100%" style:font-name="Cambria" fo:font-size="11pt" fo:font-style="normal" style:text-underline-style="none" fo:font-weight="bold" style:font-name-asian="Cambria1" style:font-size-asian="11pt" style:font-style-asian="normal" style:font-weight-asian="bold" style:font-name-complex="Cambria1" style:font-size-complex="11pt"/>
    </style:style>
    <style:style style:name="T18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8db3e2" draw:textarea-vertical-align="middle" draw:auto-grow-height="false" fo:min-height="11.561in" fo:min-width="1.061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28in" svg:stroke-color="#4f81bd" draw:stroke-linejoin="round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om 1</text:span></text:p>
      <text:p text:style-name="P1"><text:bookmark text:name="_gjdgxs"/><text:span text:style-name="T1">Nom 2</text:span></text:p>
      <text:p text:style-name="P1"><text:span text:style-name="T1">Nom 3</text:span></text:p>
      <text:p text:style-name="P1"><text:span text:style-name="T1">Nom 4</text:span></text:p>
      <text:p text:style-name="P3"><draw:custom-shape text:anchor-type="paragraph" draw:z-index="1" draw:style-name="gr2" draw:text-style-name="P26" svg:width="0.028in" svg:height="0.0142in" svg:x="0.111in" svg:y="0in"><text:p/><draw:enhanced-geometry draw:mirror-horizontal="false" draw:mirror-vertical="false" svg:viewBox="0 0 21600 21600" draw:type="mso-spt32" draw:enhanced-path="M 0 0 L 21600 21600 N"/></draw:custom-shape><text:span text:style-name="T9">[Titre du projet]</text:span></text:p>
      <text:p text:style-name="P3"><text:span text:style-name="T2">Expert Base de données</text:span></text:p>
      <text:p text:style-name="P4"><draw:custom-shape text:anchor-type="paragraph" draw:z-index="0" draw:style-name="gr1" draw:text-style-name="P25" svg:width="1.2606in" svg:height="11.7606in" svg:x="-0.9307in" svg:y="0in"><text:p text:style-name="P2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20AA/20AA</text:span></text:p>
      <text:section text:style-name="Sect1" text:name="TextSection">
        <text:p text:style-name="P23">Sommaire</text:p>
        <text:table-of-content text:style-name="Sect1" text:protected="true" text:name="Table of Contents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8"><text:span text:style-name="T14">1.</text:span><text:span text:style-name="T12"><text:tab/></text:span><text:span text:style-name="T14">Présentation du projet</text:span><text:span text:style-name="T16"><text:tab/>3</text:span></text:p>
            <text:p text:style-name="P8"><text:span text:style-name="T14">2.</text:span><text:span text:style-name="T12"><text:tab/></text:span><text:span text:style-name="T14">Cahier des charges</text:span><text:span text:style-name="T16"><text:tab/>3</text:span></text:p>
            <text:p text:style-name="P7"><text:span text:style-name="T15">2.1.</text:span><text:span text:style-name="T12"><text:tab/></text:span><text:span text:style-name="T15">Contexte</text:span><text:span text:style-name="T17"><text:tab/>3</text:span></text:p>
            <text:p text:style-name="P7"><text:span text:style-name="T15">2.2.</text:span><text:span text:style-name="T12"><text:tab/></text:span><text:span text:style-name="T15">Objectifs</text:span><text:span text:style-name="T17"><text:tab/>3</text:span></text:p>
            <text:p text:style-name="P7"><text:span text:style-name="T15">2.3.</text:span><text:span text:style-name="T12"><text:tab/></text:span><text:span text:style-name="T15">Contraintes</text:span><text:span text:style-name="T17"><text:tab/>3</text:span></text:p>
            <text:p text:style-name="P7"><text:span text:style-name="T15">2.4.</text:span><text:span text:style-name="T12"><text:tab/></text:span><text:span text:style-name="T15">Périmètre</text:span><text:span text:style-name="T17"><text:tab/>4</text:span></text:p>
            <text:p text:style-name="P7"><text:span text:style-name="T15">2.5.</text:span><text:span text:style-name="T12"><text:tab/></text:span><text:span text:style-name="T15">Signatures</text:span><text:span text:style-name="T17"><text:tab/>4</text:span></text:p>
            <text:p text:style-name="P8"><text:span text:style-name="T14">3.</text:span><text:span text:style-name="T12"><text:tab/></text:span><text:span text:style-name="T14">Modèle conceptuel des données</text:span><text:span text:style-name="T16"><text:tab/>4</text:span></text:p>
            <text:p text:style-name="P8"><text:span text:style-name="T14">4.</text:span><text:span text:style-name="T12"><text:tab/></text:span><text:span text:style-name="T14">Modèle organisationnel des données</text:span><text:span text:style-name="T16"><text:tab/>4</text:span></text:p>
            <text:p text:style-name="P8"><text:span text:style-name="T14">5.</text:span><text:span text:style-name="T12"><text:tab/></text:span><text:span text:style-name="T14">Import de données</text:span><text:span text:style-name="T16"><text:tab/>4</text:span></text:p>
            <text:p text:style-name="P8"><text:span text:style-name="T14">6.</text:span><text:span text:style-name="T12"><text:tab/></text:span><text:span text:style-name="T14">Requêtes</text:span><text:span text:style-name="T16"><text:tab/>4</text:span></text:p>
            <text:p text:style-name="P8"><text:span text:style-name="T14">7.</text:span><text:span text:style-name="T12"><text:tab/></text:span><text:span text:style-name="T14">Interface (Formulaire et état)</text:span><text:span text:style-name="T16"><text:tab/>4</text:span></text:p>
            <text:p text:style-name="P8"><text:span text:style-name="T14">8.</text:span><text:span text:style-name="T12"><text:tab/></text:span><text:span text:style-name="T14">Conclusion</text:span><text:span text:style-name="T16"><text:tab/>5</text:span></text:p>
            <text:p text:style-name="P12"/>
          </text:index-body>
        </text:table-of-content>
        <text:list xml:id="list875433739526396659" text:style-name="WWNum3">
          <text:list-item>
            <text:p text:style-name="P20"><text:bookmark text:name="_30j0zll"/><text:span text:style-name="T4">Présentation du projet</text:span></text:p>
          </text:list-item>
        </text:list>
        <text:p text:style-name="P13"><text:span text:style-name="T5">Résumez en une dizaine de lignes le contenu de votre projet. Pour qui ? Quoi ?</text:span></text:p>
        <text:list xml:id="list24129640290750" text:continue-numbering="true" text:style-name="WWNum3">
          <text:list-item>
            <text:p text:style-name="P19"><text:bookmark text:name="_1fob9te"/><text:span text:style-name="T4">Cahier des charges</text:span></text:p>
          </text:list-item>
        </text:list>
        <text:p text:style-name="P14"><text:span text:style-name="T6">Gardez à l'esprit que ceci n'est qu'un exemple de plan de cahier de charge. Vous ne devez pas tout appliquer à la lettre. Le plan du cahier des charges sera différent selon les projets.</text:span></text:p>
        <text:p text:style-name="P14"><text:span text:style-name="T7">Illustration sur la BD d’un café</text:span></text:p>
        <text:list xml:id="list24127937267236" text:continue-numbering="true" text:style-name="WWNum3">
          <text:list-item>
            <text:list>
              <text:list-item>
                <text:p text:style-name="P21"><text:bookmark text:name="_3znysh7"/><text:span text:style-name="T4">Contexte</text:span></text:p>
              </text:list-item>
            </text:list>
          </text:list-item>
        </text:list>
        <text:p text:style-name="P15"><text:span text:style-name="T5">Un cahier des charges commence généralement par une section décrivant le contexte, c'est-à-dire le positionnement poli</text:span><text:bookmark text:name="2et92p0"/><text:span text:style-name="T5">tique et stratégique du projet : enjeux, stratégies, domaine d’application… Il est éventuellement possible de donner un bref historique si cela est pertinent. </text:span></text:p>
        <text:p text:style-name="P15"><text:span text:style-name="T8">Méthode :</text:span><text:span text:style-name="T7"> 3 argumentations synthétiques sur les notions d’enjeux, stratégie et domaine d’application</text:span></text:p>
        <text:p text:style-name="P15"><text:span text:style-name="T8">Exemple :</text:span></text:p>
        <text:list xml:id="list6958182472786571605" text:style-name="WWNum2">
          <text:list-item>
            <text:p text:style-name="P16"><text:span text:style-name="T7">Enjeux (ce que vous allez « gagner » en mettant en place une base de données) : augmenter les profits d’un café</text:span></text:p>
          </text:list-item>
          <text:list-item>
            <text:p text:style-name="P16"><text:span text:style-name="T7">Stratégies : </text:span></text:p>
            <text:list>
              <text:list-item>
                <text:p text:style-name="P17"><text:span text:style-name="T7">historiser toutes les transactions d’un café pour identifier les atouts et faiblesses commerciales (serveur le plus performant, boisson non vendue…)</text:span></text:p>
              </text:list-item>
              <text:list-item>
                <text:p text:style-name="P17"><text:span text:style-name="T7">construire un outil de saisie pour les serveurs via un smartphone générant des informations pour le patron via une application web</text:span></text:p>
              </text:list-item>
            </text:list>
          </text:list-item>
          <text:list-item>
            <text:p text:style-name="P16"><text:span text:style-name="T7">Domaine d’application (ce que vous allez gérer et ce que vous n’allez pas gérer) : ventes du café (éventuellement étendre aux fournisseurs plus tard)</text:span></text:p>
          </text:list-item>
        </text:list>
        <text:list xml:id="list24128009612755" text:continue-list="list24127937267236" text:style-name="WWNum3">
          <text:list-item>
            <text:list>
              <text:list-item>
                <text:p text:style-name="P21"><text:bookmark text:name="_tyjcwt"/><text:span text:style-name="T4">Objectifs</text:span></text:p>
              </text:list-item>
            </text:list>
          </text:list-item>
        </text:list>
        <text:p text:style-name="P15"><text:span text:style-name="T5">Très rapidement, le cahier des charges doit permettre de comprendre le but recherché. </text:span><text:bookmark text:name="3dy6vkm"/><text:span text:style-name="T5">Il faut donc définir les résultats que le projet doit atteindre, les principales fonctionnalités du produit.</text:span></text:p>
        <text:p text:style-name="P15"><text:span text:style-name="T8">Méthode :</text:span><text:span text:style-name="T7"> énoncé d'objectif (un par fonctionnalité) comportant un verbe d'action (infinitif) et un objet.</text:span></text:p>
        <text:p text:style-name="P15"><text:span text:style-name="T8">Exemple :</text:span><text:span text:style-name="T7"> Saisir une commande, rechercher des informations sur un serveur, une boisson…</text:span></text:p>
        <text:list xml:id="list24129743334114" text:continue-numbering="true" text:style-name="WWNum3">
          <text:list-item>
            <text:list>
              <text:list-item>
                <text:p text:style-name="P21"><text:bookmark text:name="_1t3h5sf"/><text:span text:style-name="T4">Contraintes</text:span></text:p>
              </text:list-item>
            </text:list>
          </text:list-item>
        </text:list>
        <text:p text:style-name="P15"><text:span text:style-name="T5">Le cahier des charges doit permettre de lister les diverses contraintes pesant sur la réalisation du projet (contrainte de coût, de délais, …) ainsi que les critères d'acceptabilité et de réception.</text:span></text:p>
        <text:p text:style-name="P15"><text:span text:style-name="T8">Méthode :</text:span><text:span text:style-name="T7"> formuler une argumentation synthétique par type de contrainte ainsi que des indicateurs précis pour mesurer si les objectifs de performance du produit sont atteints.</text:span></text:p>
        <text:p text:style-name="P15"><text:span text:style-name="T8">Exemple : </text:span></text:p>
        <text:list xml:id="list24129758136110" text:continue-list="list6958182472786571605" text:style-name="WWNum2">
          <text:list-item>
            <text:p text:style-name="P16"><text:span text:style-name="T7">Contraintes de coûts : budget alloué au projet 10000€</text:span></text:p>
          </text:list-item>
          <text:list-item>
            <text:p text:style-name="P16"><text:span text:style-name="T7">Contrainte de délais : date de livraison du produit et les éventuelles échéances intermédiaires</text:span></text:p>
          </text:list-item>
          <text:list-item>
            <text:p text:style-name="P16"><text:span text:style-name="T7">Contrainte juridique… (CNIL ?)</text:span></text:p>
          </text:list-item>
          <text:list-item>
            <text:p text:style-name="P16"><text:span text:style-name="T7">Autres contraintes : normes techniques…</text:span></text:p>
          </text:list-item>
          <text:list-item>
            <text:p text:style-name="P16"><text:soft-page-break/><text:span text:style-name="T7">Critère d’acceptabilité : prévoir le stockage de plus de 10 000 commandes…</text:span></text:p>
          </text:list-item>
        </text:list>
        <text:list xml:id="list24129075946130" text:continue-list="list24129743334114" text:style-name="WWNum3">
          <text:list-item>
            <text:list>
              <text:list-item>
                <text:p text:style-name="P21"><text:bookmark text:name="_4d34og8"/><text:span text:style-name="T4">Périmètre</text:span></text:p>
              </text:list-item>
            </text:list>
          </text:list-item>
        </text:list>
        <text:p text:style-name="P15"><text:span text:style-name="T5">Le périmètre du projet permet de définir les personnes ou les ressources matérielles qui seront utilisées pour la mise en place de la BD. </text:span><text:bookmark text:name="2s8eyo1"/></text:p>
        <text:p text:style-name="P15"><text:span text:style-name="T8">Méthode :</text:span><text:span text:style-name="T7"> lister les personnes et les ressources.</text:span></text:p>
        <text:p text:style-name="P15"><text:bookmark text:name="_17dp8vu"/><text:span text:style-name="T8">Exemple :</text:span><text:span text:style-name="T7"> liste des employés, catalogue des boissons de Metro… </text:span></text:p>
        <text:list xml:id="list24128425575436" text:continue-numbering="true" text:style-name="WWNum3">
          <text:list-item>
            <text:list>
              <text:list-item>
                <text:p text:style-name="P22"><text:bookmark text:name="_3rdcrjn"/><text:span text:style-name="T4">Signatures</text:span></text:p>
              </text:list-item>
            </text:list>
          </text:list-item>
        </text:list>
        <text:p text:style-name="P15"><text:span text:style-name="T5">Le cahier des charges est un document contractuel. Il s’agit ici d’identifier les acteurs qui investissent dans la base de donnéeset ceux qui vont concrètement la mettre en place.</text:span></text:p>
        <text:p text:style-name="P15"><text:span text:style-name="T8">Exemple :</text:span></text:p>
        <text:p text:style-name="P15"><text:span text:style-name="T7">Le patron du bar et le directeur de la société informatique signent le document.</text:span></text:p>
        <text:list xml:id="list24128025512885" text:continue-numbering="true" text:style-name="WWNum3">
          <text:list-item>
            <text:p text:style-name="P19"><text:bookmark text:name="_26in1rg"/><text:span text:style-name="T4">Modèle conceptuel des données</text:span></text:p>
          </text:list-item>
        </text:list>
        <text:p text:style-name="P11"><text:span text:style-name="T7">Vous pouvez scanner une feuille papier représentant votre modèle conceptuel des données.</text:span></text:p>
        <text:list xml:id="list24129176529670" text:continue-numbering="true" text:style-name="WWNum3">
          <text:list-item>
            <text:p text:style-name="P19"><text:bookmark text:name="_lnxbz9"/><text:span text:style-name="T4">Modèle organisationnel des données</text:span></text:p>
          </text:list-item>
        </text:list>
        <text:p text:style-name="P13"><text:bookmark text:name="_35nkun2"/><text:span text:style-name="T7">Vous pouvez scanner une feuille papier représentant votre modèle organisationnel des données.</text:span></text:p>
        <text:list xml:id="list24128364385013" text:continue-numbering="true" text:style-name="WWNum3">
          <text:list-item>
            <text:p text:style-name="P19"><text:bookmark text:name="_1ksv4uv"/><text:span text:style-name="T4">Import de données</text:span></text:p>
          </text:list-item>
        </text:list>
        <text:p text:style-name="P13"><text:span text:style-name="T7">Quelles ressources pouvez vous utiliser pour remplir votre base de données ?</text:span></text:p>
        <text:p text:style-name="P13"><text:span text:style-name="T8">Exemple :</text:span><text:span text:style-name="T7">vous identifiez sur Internet la liste de toutes les villes Françaises (page wikipédia), puis réalisez divers traitements pour l’importer dans votre base.</text:span></text:p>
        <text:list xml:id="list24128556515101" text:continue-numbering="true" text:style-name="WWNum3">
          <text:list-item>
            <text:p text:style-name="P19"><text:bookmark text:name="_44sinio"/><text:span text:style-name="T4">Requêtes</text:span></text:p>
          </text:list-item>
        </text:list>
        <text:p text:style-name="P13"><text:span text:style-name="T7">Listez les interrogations qu’il serait judicieux de prévoir dans votre base de données et que vous allez traduire sous forme de requêtes. Numérotez les.</text:span></text:p>
        <text:p text:style-name="P11"><text:bookmark text:name="_2jxsxqh"/><text:span text:style-name="T8">Exemple :</text:span><text:span text:style-name="T7"> requête 1 – liste des barmans.</text:span></text:p>
        <text:list xml:id="list24128477395975" text:continue-numbering="true" text:style-name="WWNum3">
          <text:list-item>
            <text:p text:style-name="P19"><text:bookmark text:name="_z337ya"/><text:span text:style-name="T4">Interface (Formulaire et état)</text:span></text:p>
          </text:list-item>
        </text:list>
        <text:p text:style-name="P11"><text:span text:style-name="T7">Listez les formulaires que vous allez créer. Vous pouvez scanner une feuille papier représentant ces formulaires. Pour chaque formulaire précisez </text:span></text:p>
        <text:list xml:id="list1674206283128708996" text:style-name="WWNum1">
          <text:list-item>
            <text:p text:style-name="P18"><text:span text:style-name="T11">la source,</text:span></text:p>
          </text:list-item>
          <text:list-item>
            <text:p text:style-name="P18"><text:span text:style-name="T11">s’il permet de saisir ou de consulter les données dans les tables,</text:span></text:p>
          </text:list-item>
          <text:list-item>
            <text:p text:style-name="P18"><text:span text:style-name="T11">s’il y a des champs particuliers, précisez les contraintes (par exemple 5 chiffres pour un code postal, une liste pour les villes…).</text:span></text:p>
          </text:list-item>
        </text:list>
        <text:list xml:id="list24127960069252" text:continue-list="list24128477395975" text:style-name="WWNum3">
          <text:list-item>
            <text:p text:style-name="P19"><text:bookmark text:name="_3j2qqm3"/><text:span text:style-name="T4">Conclusion</text:span></text:p>
          </text:list-item>
        </text:list>
        <text:p text:style-name="P15"><text:span text:style-name="T7">Quels résultats avez vous obtenus ? Quelles ont été les difficultés ? Que feriez vous s’il vous restait du temps ?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Palatino1" svg:font-family="Palatin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fr" fo:country="FR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fr" fo:country="FR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5in" fo:margin-right="0in" fo:margin-top="0.3335in" fo:margin-bottom="0.1665in" loext:contextual-spacing="false" fo:line-height="100%" fo:keep-together="always" fo:text-indent="-0.25in" style:auto-text-indent="false" fo:keep-with-next="always"/>
      <style:text-properties fo:color="#335b8a" style:font-name="Calibri" fo:font-family="Calibri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5in" fo:margin-right="0in" fo:margin-top="0.139in" fo:margin-bottom="0.0835in" loext:contextual-spacing="false" fo:line-height="100%" fo:keep-together="always" fo:text-indent="-0.3in" style:auto-text-indent="false" fo:keep-with-next="always"/>
      <style:text-properties fo:color="#4f81bd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style:font-name-asian="Calibri1" style:font-family-asian="Calibri" style:font-family-generic-asian="system" style:font-pitch-asian="variable" style:font-size-asian="26pt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000000" fo:font-size="11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fo:font-size="11pt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.3937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3" style:family="paragraph" style:parent-style-name="Standard">
      <style:paragraph-properties fo:margin-left="0.3937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Palatino" fo:font-size="12pt" fo:font-style="normal" style:text-underline-style="none" fo:font-weight="normal" style:font-name-asian="Palatino1" style:font-size-asian="12pt" style:font-style-asian="normal" style:font-weight-asian="normal" style:font-name-complex="Palatino1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 1, Nom 2, Nom 3, Nom 4<text:tab/>Expert Base de données</text:span></text:p>
      </style:header>
      <style:footer>
        <text:p text:style-name="MP2"><text:page-number text:select-page="current">4</text:page-number></text:p>
        <text:p text:style-name="MP3"><text:span text:style-name="MT1">Nom du projet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6" meta:word-count="753" meta:character-count="4583" meta:non-whitespace-character-count="3924"/>
    <meta:generator>LibreOfficeDev/5.1.0.3$Linux_X86_64 LibreOffice_project/</meta:generator>
  </office:meta>
</office:document-meta>
</file>